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text-properties officeooo:rsid="0039e0d0" officeooo:paragraph-rsid="0039e0d0"/>
    </style:style>
    <style:style style:name="P2" style:family="paragraph" style:parent-style-name="Standard">
      <style:paragraph-properties fo:text-align="center" style:justify-single-word="false"/>
      <style:text-properties fo:font-weight="bold" officeooo:rsid="000bb834" officeooo:paragraph-rsid="000bb834" style:font-weight-asian="bold" style:font-weight-complex="bold"/>
    </style:style>
    <style:style style:name="P3" style:family="paragraph" style:parent-style-name="Standard">
      <style:text-properties fo:font-weight="bold" officeooo:rsid="000e30c9" officeooo:paragraph-rsid="000e30c9" style:font-weight-asian="bold" style:font-weight-complex="bold"/>
    </style:style>
    <style:style style:name="P4" style:family="paragraph" style:parent-style-name="Standard" style:list-style-name="L10">
      <style:text-properties fo:font-weight="normal" officeooo:rsid="000bb834" officeooo:paragraph-rsid="000e30c9" style:font-weight-asian="normal" style:font-weight-complex="normal"/>
    </style:style>
    <style:style style:name="P5" style:family="paragraph" style:parent-style-name="Standard" style:list-style-name="L10">
      <style:text-properties fo:font-weight="normal" officeooo:rsid="000bb834" officeooo:paragraph-rsid="00fe6f74" style:font-weight-asian="normal" style:font-weight-complex="normal"/>
    </style:style>
    <style:style style:name="P6" style:family="paragraph" style:parent-style-name="Standard" style:list-style-name="L10">
      <style:text-properties fo:font-weight="normal" officeooo:rsid="000bb834" officeooo:paragraph-rsid="0128272c" style:font-weight-asian="normal" style:font-weight-complex="normal"/>
    </style:style>
    <style:style style:name="P7" style:family="paragraph" style:parent-style-name="Standard" style:list-style-name="L10">
      <style:text-properties fo:font-weight="normal" officeooo:rsid="00a40786" officeooo:paragraph-rsid="00a40786" style:font-weight-asian="normal" style:font-weight-complex="normal"/>
    </style:style>
    <style:style style:name="P8" style:family="paragraph" style:parent-style-name="Standard" style:list-style-name="L10">
      <style:text-properties fo:font-weight="normal" officeooo:rsid="00a40786" officeooo:paragraph-rsid="00fe6f74" style:font-weight-asian="normal" style:font-weight-complex="normal"/>
    </style:style>
    <style:style style:name="P9" style:family="paragraph" style:parent-style-name="Standard" style:list-style-name="L10">
      <style:text-properties fo:font-weight="normal" officeooo:rsid="00a40786" officeooo:paragraph-rsid="0128272c" style:font-weight-asian="normal" style:font-weight-complex="normal"/>
    </style:style>
    <style:style style:name="P10" style:family="paragraph" style:parent-style-name="Standard" style:list-style-name="L10">
      <style:text-properties fo:font-weight="normal" officeooo:rsid="00a51fca" officeooo:paragraph-rsid="00a51fca" style:font-weight-asian="normal" style:font-weight-complex="normal"/>
    </style:style>
    <style:style style:name="P11" style:family="paragraph" style:parent-style-name="Standard" style:list-style-name="L10">
      <style:text-properties fo:font-weight="normal" officeooo:rsid="00a51fca" officeooo:paragraph-rsid="00fe6f74" style:font-weight-asian="normal" style:font-weight-complex="normal"/>
    </style:style>
    <style:style style:name="P12" style:family="paragraph" style:parent-style-name="Standard" style:list-style-name="L10">
      <style:text-properties fo:font-weight="normal" officeooo:rsid="00a51fca" officeooo:paragraph-rsid="0128272c" style:font-weight-asian="normal" style:font-weight-complex="normal"/>
    </style:style>
    <style:style style:name="P13" style:family="paragraph" style:parent-style-name="Standard">
      <style:text-properties fo:font-weight="normal" officeooo:rsid="009052f0" officeooo:paragraph-rsid="009052f0" style:font-weight-asian="normal" style:font-weight-complex="normal"/>
    </style:style>
    <style:style style:name="P14" style:family="paragraph" style:parent-style-name="Standard">
      <style:text-properties fo:font-weight="normal" officeooo:rsid="009052f0" officeooo:paragraph-rsid="00fe6f74" style:font-weight-asian="normal" style:font-weight-complex="normal"/>
    </style:style>
    <style:style style:name="P15" style:family="paragraph" style:parent-style-name="Standard">
      <style:text-properties fo:font-weight="normal" officeooo:rsid="009052f0" officeooo:paragraph-rsid="0128272c" style:font-weight-asian="normal" style:font-weight-complex="normal"/>
    </style:style>
    <style:style style:name="P16" style:family="paragraph" style:parent-style-name="Standard" style:list-style-name="L10">
      <style:text-properties fo:font-weight="normal" officeooo:rsid="00b16f0b" officeooo:paragraph-rsid="00b16f0b" style:font-weight-asian="normal" style:font-weight-complex="normal"/>
    </style:style>
    <style:style style:name="P17" style:family="paragraph" style:parent-style-name="Standard" style:list-style-name="L10">
      <style:text-properties fo:font-weight="normal" officeooo:rsid="00b16f0b" officeooo:paragraph-rsid="00fe6f74" style:font-weight-asian="normal" style:font-weight-complex="normal"/>
    </style:style>
    <style:style style:name="P18" style:family="paragraph" style:parent-style-name="Standard" style:list-style-name="L10">
      <style:text-properties fo:font-weight="normal" officeooo:rsid="00b16f0b" officeooo:paragraph-rsid="0128272c" style:font-weight-asian="normal" style:font-weight-complex="normal"/>
    </style:style>
    <style:style style:name="P19" style:family="paragraph" style:parent-style-name="Standard">
      <style:text-properties fo:font-weight="normal" officeooo:rsid="01002715" officeooo:paragraph-rsid="01002715" style:font-weight-asian="normal" style:font-weight-complex="normal"/>
    </style:style>
    <style:style style:name="P20" style:family="paragraph" style:parent-style-name="Standard">
      <style:paragraph-properties fo:text-align="start" style:justify-single-word="false"/>
      <style:text-properties fo:font-weight="normal" officeooo:rsid="0105dad8" officeooo:paragraph-rsid="0105dad8" style:font-weight-asian="normal" style:font-weight-complex="normal"/>
    </style:style>
    <style:style style:name="P21" style:family="paragraph" style:parent-style-name="Standard">
      <style:paragraph-properties fo:text-align="start" style:justify-single-word="false"/>
      <style:text-properties fo:font-weight="normal" officeooo:rsid="0105dad8" officeooo:paragraph-rsid="0128272c" style:font-weight-asian="normal" style:font-weight-complex="normal"/>
    </style:style>
    <style:style style:name="P22" style:family="paragraph" style:parent-style-name="Standard">
      <style:paragraph-properties fo:text-align="start" style:justify-single-word="false"/>
      <style:text-properties fo:font-weight="normal" officeooo:rsid="0108c4e9" officeooo:paragraph-rsid="0108c4e9" style:font-weight-asian="normal" style:font-weight-complex="normal"/>
    </style:style>
    <style:style style:name="P23" style:family="paragraph" style:parent-style-name="Standard">
      <style:paragraph-properties fo:text-align="start" style:justify-single-word="false"/>
      <style:text-properties fo:font-weight="normal" officeooo:rsid="0110009e" officeooo:paragraph-rsid="0110009e" style:font-weight-asian="normal" style:font-weight-complex="normal"/>
    </style:style>
    <style:style style:name="P24" style:family="paragraph" style:parent-style-name="Standard">
      <style:text-properties fo:font-style="italic" fo:font-weight="normal" officeooo:rsid="01002715" officeooo:paragraph-rsid="0100271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fo:font-weight="normal" officeooo:rsid="0105dad8" officeooo:paragraph-rsid="0105dad8"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fo:font-weight="normal" officeooo:rsid="0105dad8" officeooo:paragraph-rsid="0128272c"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fo:font-weight="normal" officeooo:rsid="0110009e" officeooo:paragraph-rsid="0110009e"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bold" officeooo:rsid="011a4df7" officeooo:paragraph-rsid="011a4df7"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font-style="italic" fo:font-weight="bold" officeooo:rsid="011a4df7" officeooo:paragraph-rsid="0128272c" style:font-style-asian="italic" style:font-weight-asian="bold" style:font-style-complex="italic" style:font-weight-complex="bold"/>
    </style:style>
    <style:style style:name="P30" style:family="paragraph" style:parent-style-name="Standard">
      <style:text-properties fo:font-style="italic" fo:font-weight="bold" officeooo:rsid="011e0b99" officeooo:paragraph-rsid="011e0b99" style:font-style-asian="italic" style:font-weight-asian="bold" style:font-style-complex="italic" style:font-weight-complex="bold"/>
    </style:style>
    <style:style style:name="P31" style:family="paragraph" style:parent-style-name="Standard">
      <style:paragraph-properties fo:text-align="center" style:justify-single-word="false"/>
      <style:text-properties fo:font-weight="bold" officeooo:rsid="000bb834" officeooo:paragraph-rsid="00fe6f74" style:font-weight-asian="bold" style:font-weight-complex="bold"/>
    </style:style>
    <style:style style:name="P32" style:family="paragraph" style:parent-style-name="Standard">
      <style:paragraph-properties fo:text-align="center" style:justify-single-word="false"/>
      <style:text-properties fo:font-weight="bold" officeooo:rsid="000bb834" officeooo:paragraph-rsid="0128272c" style:font-weight-asian="bold" style:font-weight-complex="bold"/>
    </style:style>
    <style:style style:name="P33" style:family="paragraph" style:parent-style-name="Standard" style:list-style-name="L10">
      <style:text-properties fo:font-weight="bold" officeooo:rsid="000bb834" officeooo:paragraph-rsid="011824f1" style:font-weight-asian="bold" style:font-weight-complex="bold"/>
    </style:style>
    <style:style style:name="P34" style:family="paragraph" style:parent-style-name="Standard" style:list-style-name="L10">
      <style:text-properties fo:font-weight="bold" officeooo:rsid="000bb834" officeooo:paragraph-rsid="0128272c" style:font-weight-asian="bold" style:font-weight-complex="bold"/>
    </style:style>
    <style:style style:name="P35" style:family="paragraph" style:parent-style-name="Standard">
      <style:text-properties fo:font-weight="bold" officeooo:rsid="00b96035" officeooo:paragraph-rsid="00b96035" style:font-weight-asian="bold" style:font-weight-complex="bold"/>
    </style:style>
    <style:style style:name="P36" style:family="paragraph" style:parent-style-name="Standard">
      <style:text-properties fo:font-weight="bold" officeooo:rsid="00b96035" officeooo:paragraph-rsid="00fe6f74" style:font-weight-asian="bold" style:font-weight-complex="bold"/>
    </style:style>
    <style:style style:name="P37" style:family="paragraph" style:parent-style-name="Standard">
      <style:text-properties fo:font-weight="bold" officeooo:rsid="00b96035" officeooo:paragraph-rsid="0128272c" style:font-weight-asian="bold" style:font-weight-complex="bold"/>
    </style:style>
    <style:style style:name="P38" style:family="paragraph" style:parent-style-name="Standard">
      <style:text-properties fo:font-weight="bold" officeooo:rsid="000e30c9" officeooo:paragraph-rsid="00fe6f74" style:font-weight-asian="bold" style:font-weight-complex="bold"/>
    </style:style>
    <style:style style:name="P39" style:family="paragraph" style:parent-style-name="Standard">
      <style:text-properties fo:font-weight="bold" officeooo:rsid="000e30c9" officeooo:paragraph-rsid="0128272c" style:font-weight-asian="bold" style:font-weight-complex="bold"/>
    </style:style>
    <style:style style:name="P40" style:family="paragraph" style:parent-style-name="Standard" style:list-style-name="L10">
      <style:text-properties fo:font-weight="bold" officeooo:rsid="0117aed3" officeooo:paragraph-rsid="0117aed3" style:font-weight-asian="bold" style:font-weight-complex="bold"/>
    </style:style>
    <style:style style:name="P41" style:family="paragraph" style:parent-style-name="Standard">
      <style:paragraph-properties fo:text-align="center" style:justify-single-word="false"/>
      <style:text-properties style:text-underline-style="solid" style:text-underline-width="auto" style:text-underline-color="font-color" fo:font-weight="bold" officeooo:rsid="00fcc145" officeooo:paragraph-rsid="00fcc145" style:font-weight-asian="bold" style:font-weight-complex="bold"/>
    </style:style>
    <style:style style:name="P42" style:family="paragraph" style:parent-style-name="Standard">
      <style:paragraph-properties fo:text-align="center" style:justify-single-word="false"/>
      <style:text-properties style:text-underline-style="solid" style:text-underline-width="auto" style:text-underline-color="font-color" fo:font-weight="bold" officeooo:rsid="00fcc145" officeooo:paragraph-rsid="00fe6f74" style:font-weight-asian="bold" style:font-weight-complex="bold"/>
    </style:style>
    <style:style style:name="P43" style:family="paragraph" style:parent-style-name="Standard">
      <style:paragraph-properties fo:text-align="center" style:justify-single-word="false"/>
      <style:text-properties style:text-underline-style="solid" style:text-underline-width="auto" style:text-underline-color="font-color" fo:font-weight="bold" officeooo:rsid="00fcc145" officeooo:paragraph-rsid="0128272c" style:font-weight-asian="bold" style:font-weight-complex="bold"/>
    </style:style>
    <style:style style:name="P44" style:family="paragraph" style:parent-style-name="Standard">
      <style:paragraph-properties fo:text-align="start" style:justify-single-word="false"/>
      <style:text-properties style:font-name="Courier 10 Pitch" fo:font-weight="normal" officeooo:rsid="0108c4e9" officeooo:paragraph-rsid="0108c4e9" style:font-weight-asian="normal" style:font-weight-complex="normal"/>
    </style:style>
    <style:style style:name="P45" style:family="paragraph" style:parent-style-name="Standard">
      <style:paragraph-properties fo:text-align="start" style:justify-single-word="false"/>
      <style:text-properties style:font-name="Courier 10 Pitch" fo:font-weight="normal" officeooo:rsid="010a41bb" officeooo:paragraph-rsid="010a41bb" style:font-weight-asian="normal" style:font-weight-complex="normal"/>
    </style:style>
    <style:style style:name="P46" style:family="paragraph" style:parent-style-name="Standard">
      <style:paragraph-properties fo:text-align="start" style:justify-single-word="false"/>
      <style:text-properties style:font-name="Courier 10 Pitch" fo:font-weight="normal" officeooo:rsid="0110009e" officeooo:paragraph-rsid="0110009e" style:font-weight-asian="normal" style:font-weight-complex="normal"/>
    </style:style>
    <style:style style:name="P47" style:family="paragraph" style:parent-style-name="Standard">
      <style:paragraph-properties fo:text-align="start" style:justify-single-word="false"/>
      <style:text-properties style:font-name="Courier 10 Pitch" fo:font-style="normal" fo:font-weight="normal" officeooo:rsid="01114f02" officeooo:paragraph-rsid="01114f02"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officeooo:paragraph-rsid="0110009e"/>
    </style:style>
    <style:style style:name="P49" style:family="paragraph" style:parent-style-name="Standard">
      <style:text-properties fo:font-style="normal" fo:font-weight="normal" officeooo:rsid="011e0b99" officeooo:paragraph-rsid="011e0b99" style:font-style-asian="normal" style:font-weight-asian="normal" style:font-style-complex="normal" style:font-weight-complex="normal"/>
    </style:style>
    <style:style style:name="P50" style:family="paragraph" style:parent-style-name="Standard">
      <style:text-properties fo:font-style="normal" fo:font-weight="normal" officeooo:rsid="011e0b99" officeooo:paragraph-rsid="011f6153" style:font-style-asian="normal" style:font-weight-asian="normal" style:font-style-complex="normal" style:font-weight-complex="normal"/>
    </style:style>
    <style:style style:name="P51" style:family="paragraph" style:parent-style-name="Standard">
      <style:text-properties fo:font-style="normal" fo:font-weight="normal" officeooo:rsid="011e0b99" officeooo:paragraph-rsid="0128272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123f3aa" officeooo:paragraph-rsid="0123f3aa" style:font-style-asian="normal" style:font-weight-asian="normal" style:font-style-complex="normal" style:font-weight-complex="normal"/>
    </style:style>
    <style:style style:name="P53" style:family="paragraph" style:parent-style-name="Standard">
      <style:paragraph-properties fo:text-align="center" style:justify-single-word="false" fo:break-before="page"/>
      <style:text-properties fo:font-weight="bold" officeooo:rsid="000bb834" officeooo:paragraph-rsid="00fe6f74" style:font-weight-asian="bold" style:font-weight-complex="bold"/>
    </style:style>
    <style:style style:name="P54" style:family="paragraph" style:parent-style-name="Standard">
      <style:paragraph-properties fo:text-align="center" style:justify-single-word="false" fo:break-before="page"/>
      <style:text-properties fo:font-weight="bold" officeooo:rsid="000bb834" officeooo:paragraph-rsid="0128272c"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acdff"/>
    </style:style>
    <style:style style:name="T3" style:family="text">
      <style:text-properties officeooo:rsid="009e102d"/>
    </style:style>
    <style:style style:name="T4" style:family="text">
      <style:text-properties officeooo:rsid="00a40786"/>
    </style:style>
    <style:style style:name="T5" style:family="text">
      <style:text-properties style:font-name="Courier 10 Pitch" fo:font-weight="normal" officeooo:rsid="0110009e" style:font-weight-asian="normal" style:font-weight-complex="normal"/>
    </style:style>
    <style:style style:name="T6" style:family="text">
      <style:text-properties officeooo:rsid="0106f27f"/>
    </style:style>
    <style:style style:name="T7" style:family="text">
      <style:text-properties officeooo:rsid="0111e981"/>
    </style:style>
    <style:style style:name="T8" style:family="text">
      <style:text-properties officeooo:rsid="01152939"/>
    </style:style>
    <style:style style:name="T9" style:family="text">
      <style:text-properties officeooo:rsid="0117aed3"/>
    </style:style>
    <style:style style:name="T10" style:family="text">
      <style:text-properties officeooo:rsid="011824f1"/>
    </style:style>
    <style:style style:name="T11" style:family="text">
      <style:text-properties officeooo:rsid="011d4ea5"/>
    </style:style>
    <style:style style:name="T12" style:family="text">
      <style:text-properties officeooo:rsid="011f6153"/>
    </style:style>
    <style:style style:name="T13" style:family="text">
      <style:text-properties officeooo:rsid="01206c4d"/>
    </style:style>
    <style:style style:name="T14" style:family="text">
      <style:text-properties officeooo:rsid="01207b7f"/>
    </style:style>
    <style:style style:name="T15" style:family="text">
      <style:text-properties officeooo:rsid="0121567c"/>
    </style:style>
    <style:style style:name="T16" style:family="text">
      <style:text-properties officeooo:rsid="01220813"/>
    </style:style>
    <style:style style:name="T17" style:family="text">
      <style:text-properties officeooo:rsid="01231a7c"/>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lege of Engineering Pune</text:p>
      <text:p text:style-name="P2">Data Structures and Algorithms Laboratory <text:tab/><text:tab/>AY 2017-18 <text:tab/><text:tab/>Sem <text:s/>- III<text:tab/></text:p>
      <text:p text:style-name="P2">Laboratory Test – <text:span text:style-name="T3">3</text:span> <text:span text:style-name="T3">(End Sem)<text:tab/></text:span><text:tab/>Date: <text:span text:style-name="T3">3 Dec </text:span><text:s/>2017<text:tab/><text:span text:style-name="T2">Student’s MIS ID: _______________</text:span></text:p>
      <text:p text:style-name="P41"/>
      <text:p text:style-name="P41">Afternoon Session </text:p>
      <text:p text:style-name="P3">Instructions:</text:p>
      <text:list xml:id="list1725584988462204636" text:style-name="L10">
        <text:list-item>
          <text:p text:style-name="P40">Combine all the files from the morning session and afternoon session together and submit one single <text:s/>.tar.gz. File. <text:s/>The file should be named as <text:s text:c="4"/>A.tar.gz. <text:s/>Or B.tar.gz <text:s/>or C.tar.gz. Or D.tar.gz depending on your page no. (at the right bottom corner). <text:s/><text:span text:style-name="T10">Overwrite the submission done in morning session. </text:span></text:p>
        </text:list-item>
        <text:list-item>
          <text:p text:style-name="P4">Marks will be awarded for: proper type definitions, proper function prototypes, correctness, handling all the cases, efficiency, proper separation of code in separate files, <text:s/><text:span text:style-name="T4">execution of sufficient and exhaustive number of test cases. </text:span></text:p>
        </text:list-item>
        <text:list-item>
          <text:p text:style-name="P7">For all the programs that you write in this exam you have to provide test data as well. <text:s/>Each problem description details how to provide the test data.</text:p>
        </text:list-item>
        <text:list-item>
          <text:p text:style-name="P10">If your program does not compile or is not indented properly, then you will get maximum half of the credit of the problem. </text:p>
        </text:list-item>
        <text:list-item>
          <text:p text:style-name="P16">You can use any standard C library functions. </text:p>
        </text:list-item>
      </text:list>
      <text:p text:style-name="P13"/>
      <text:p text:style-name="P35">[Problem 1: 25 Marks]</text:p>
      <text:p text:style-name="P19">For the problem on polynomial that you have solved in morning session, write a main() function which does the following: reads a file having "polynomial langauge" text and does the required polynomial operations and prints the result of "polynomial language" operations. The "polynomial langauge" is described below:</text:p>
      <text:p text:style-name="P24">a = x^3.2 + 2.3 x ^ 7 + 100</text:p>
      <text:p text:style-name="P24">b = -8 x^ 5 + x ^4 + 100 x ^ 3 - 20</text:p>
      <text:p text:style-name="P24">#c = a + b</text:p>
      <text:p text:style-name="P24">#d = a * b</text:p>
      <text:p text:style-name="P24">#p c</text:p>
      <text:p text:style-name="P24">#e c 20</text:p>
      <text:p text:style-name="P24">#r c</text:p>
      <text:p text:style-name="P19">Meaning of the above language is as follows:</text:p>
      <text:p text:style-name="P19"/>
      <text:p text:style-name="P24">first line says that a is a polynomial with x raised to power 3.2 + 2.3 multiplied by x raised to power seven + hundred; <text:span text:style-name="T13">s</text:span>econd line is also similar to first line</text:p>
      <text:p text:style-name="P24">(all the lines from third line onwards begining with # now)</text:p>
      <text:p text:style-name="P24">third line says that c is a polynomial obtained by addition of a and b</text:p>
      <text:p text:style-name="P24">fourth line says that d is a polynomial obtained by multiplication of a and b</text:p>
      <text:p text:style-name="P24">fifth line asks to print polynomial c; sixth line asks to print evaluation of polynomial c with x=20 </text:p>
      <text:p text:style-name="P24">seventh line asks to print one root of polynomial c </text:p>
      <text:p text:style-name="P24"/>
      <text:p text:style-name="P19">In the language: the tokens representing coefficient and x may be separated by zero or more space; <text:s/>the tokens representing x and ^ may be separated by zero or more space; the tokens representing ^ and power may be separated by zero or more space; the tokens separating one term by another may be separated by zero or more space</text:p>
      <text:p text:style-name="P19"/>
      <text:p text:style-name="P19">You should handle errors in the input as well. If the input to the program was a file with "polynomial language" text described above, then the program will simply print</text:p>
      <text:p text:style-name="P24">&lt;polynomial c&gt;</text:p>
      <text:p text:style-name="P24">&lt;evaluation of polynomial c at x = 20&gt;</text:p>
      <text:p text:style-name="P24">&lt;one root of polynomial c&gt;</text:p>
      <text:p text:style-name="P30"/>
      <text:p text:style-name="P49">You should write many test data files using polynomial language. The main() should run over all such files and print outputs. The user should not be expected to give any input.</text:p>
      <text:p text:style-name="P28">Filename: <text:s/>poly1.c <text:span text:style-name="T11">(submit all the data files also along with this file)</text:span></text:p>
      <text:p text:style-name="P53">College of Engineering Pune</text:p>
      <text:p text:style-name="P31">Data Structures and Algorithms Laboratory <text:tab/><text:tab/>AY 2017-18 <text:tab/><text:tab/>Sem <text:s/>- III<text:tab/></text:p>
      <text:p text:style-name="P31">Laboratory Test – <text:span text:style-name="T3">3</text:span> <text:span text:style-name="T3">(End Sem)<text:tab/></text:span><text:tab/>Date: <text:span text:style-name="T3">3 Dec </text:span><text:s/>2017<text:tab/><text:span text:style-name="T2">Student’s MIS ID: _______________</text:span></text:p>
      <text:p text:style-name="P42"/>
      <text:p text:style-name="P42">Afternoon Session </text:p>
      <text:p text:style-name="P38">Instructions:</text:p>
      <text:list xml:id="list165722741755508" text:continue-list="list1725584988462204636" text:style-name="L10">
        <text:list-item text:start-value="1">
          <text:p text:style-name="P33"><text:span text:style-name="T9">Combine all the files from the morning session and afternoon session together and submit one single <text:s/>.tar.gz. File. <text:s/>The file should be named as <text:s text:c="4"/>A.tar.gz. <text:s/>Or B.tar.gz <text:s/>or C.tar.gz. Or D.tar.gz depending on your page no. (at the right bottom corner). <text:s/>Overwrite the submission done in morning session. <text:s/></text:span></text:p>
        </text:list-item>
        <text:list-item>
          <text:p text:style-name="P5">Marks will be awarded for: proper type definitions, proper function prototypes, correctness, handling all the cases, efficiency, proper separation of code in separate files, <text:s/><text:span text:style-name="T4">execution of sufficient and exhaustive number of test cases. </text:span></text:p>
        </text:list-item>
        <text:list-item>
          <text:p text:style-name="P8">For all the programs that you write in this exam you have to provide test data as well. <text:s/>Each problem description details how to provide the test data.</text:p>
        </text:list-item>
        <text:list-item>
          <text:p text:style-name="P11">If your program does not compile or is not indented properly, then you will get maximum half of the credit of the problem. </text:p>
        </text:list-item>
        <text:list-item>
          <text:p text:style-name="P17">You can use any standard C library functions. </text:p>
        </text:list-item>
      </text:list>
      <text:p text:style-name="P14"/>
      <text:p text:style-name="P36">[Problem 1: 25 Marks]</text:p>
      <text:p text:style-name="P22">Continue working on the problem solved in morning session. Complete it if necessary. </text:p>
      <text:p text:style-name="P22"/>
      <text:p text:style-name="P22">Write a main() function which does the following:</text:p>
      <text:p text:style-name="P22">Accepts three command line arguments. First is a text file name, second is a city name (city1) and third is also a city name (city2). </text:p>
      <text:p text:style-name="P22"/>
      <text:p text:style-name="P22">The program reads a map stored in a text file as follows:</text:p>
      <text:p text:style-name="P44">city1(source) <text:s text:c="3"/>city2(destination) <text:s text:c="3"/>distance</text:p>
      <text:p text:style-name="Standard">For example:</text:p>
      <text:p text:style-name="P44">Pune <text:s text:c="3"/>Nashik <text:s text:c="3"/>300</text:p>
      <text:p text:style-name="P44">Nashik <text:s text:c="3"/>Jalgaon <text:s text:c="3"/>200</text:p>
      <text:p text:style-name="P44">Jalgon <text:s text:c="3"/>Nagpur <text:s text:c="3"/>700</text:p>
      <text:p text:style-name="P44">Nagpur <text:s text:c="3"/>Mumbai <text:s text:c="3"/>900</text:p>
      <text:p text:style-name="P44">Mumbai <text:s text:c="3"/>Pune <text:s text:c="3"/>150</text:p>
      <text:p text:style-name="P22"/>
      <text:p text:style-name="P22">The graph specified in the file is directed graph.</text:p>
      <text:p text:style-name="P22"/>
      <text:p text:style-name="P22">The program then constructs a graph using the information from the file. <text:s/>While doing this you must keep the graph implemenation isolated from the application of the graph.</text:p>
      <text:p text:style-name="P22"/>
      <text:p text:style-name="P22">The program prints the path from city1 to city2 and also path from city2 to city1 obtained using <text:span text:style-name="T15">P</text:span>rim's algorithm. You are free to make changes to parameter profile and return type of Prim's function if needed.</text:p>
      <text:p text:style-name="P22"/>
      <text:p text:style-name="P45">Filename: <text:s/><text:span text:style-name="T8">prims.c </text:span></text:p>
      <text:p text:style-name="P54">College of Engineering Pune</text:p>
      <text:p text:style-name="P32">Data Structures and Algorithms Laboratory <text:tab/><text:tab/>AY 2017-18 <text:tab/><text:tab/>Sem <text:s/>- III<text:tab/></text:p>
      <text:p text:style-name="P32">Laboratory Test – <text:span text:style-name="T3">3</text:span> <text:span text:style-name="T3">(End Sem)<text:tab/></text:span><text:tab/>Date: <text:span text:style-name="T3">3 Dec </text:span><text:s/>2017<text:tab/><text:span text:style-name="T2">Student’s MIS ID: _______________</text:span></text:p>
      <text:p text:style-name="P43"/>
      <text:p text:style-name="P43">Afternoon Session </text:p>
      <text:p text:style-name="P39">Instructions:</text:p>
      <text:list xml:id="list165722739449183" text:continue-list="list165722741755508" text:style-name="L10">
        <text:list-item text:start-value="1">
          <text:p text:style-name="P34"><text:span text:style-name="T9">Combine all the files from the morning session and afternoon session together and submit one single <text:s/>.tar.gz. File. <text:s/>The file should be named as <text:s text:c="4"/>A.tar.gz. <text:s/>Or B.tar.gz <text:s/>or C.tar.gz. Or D.tar.gz depending on your page no. (at the right bottom corner). <text:s/>Overwrite the submission done in morning session. <text:s/></text:span></text:p>
        </text:list-item>
        <text:list-item>
          <text:p text:style-name="P6">Marks will be awarded for: proper type definitions, proper function prototypes, correctness, handling all the cases, efficiency, proper separation of code in separate files, <text:s/><text:span text:style-name="T4">execution of sufficient and exhaustive number of test cases. </text:span></text:p>
        </text:list-item>
        <text:list-item>
          <text:p text:style-name="P9">For all the programs that you write in this exam you have to provide test data as well. <text:s/>Each problem description details how to provide the test data.</text:p>
        </text:list-item>
        <text:list-item>
          <text:p text:style-name="P12">If your program does not compile or is not indented properly, then you will get maximum half of the credit of the problem. </text:p>
        </text:list-item>
        <text:list-item>
          <text:p text:style-name="P18">You can use any standard C library functions. </text:p>
        </text:list-item>
      </text:list>
      <text:p text:style-name="P15"/>
      <text:p text:style-name="P37">[Problem 1: 25 Marks]</text:p>
      <text:p text:style-name="P21">For the <text:span text:style-name="T6">polynomial</text:span> <text:span text:style-name="T14">problem </text:span>that you have solved in morning session, write a main() function which does the following: reads a file having "polynomial langauge" text and does the required polynomial operations and prints the result of "polynomial language" operations. The "polynomial langauge" is described below:</text:p>
      <text:p text:style-name="P26">#a = x^3.2 + 2.3 x ^ 7 + 100</text:p>
      <text:p text:style-name="P26">#b = -8 x^ 5 + x ^4 + 100 x ^ 3 - 20</text:p>
      <text:p text:style-name="P26">c = a - b</text:p>
      <text:p text:style-name="P26">d = a * b</text:p>
      <text:p text:style-name="P26">p c</text:p>
      <text:p text:style-name="P26">e c 20</text:p>
      <text:p text:style-name="P26">r c</text:p>
      <text:p text:style-name="P21">Meaning of the above language is as follows:</text:p>
      <text:p text:style-name="P21"/>
      <text:p text:style-name="P21">(first and second lines begin with a #)</text:p>
      <text:p text:style-name="P26">first line says that a is a polynomial with x raised to power 3.2 + 2.3 multiplied by x raised to power seven + hundred; <text:s/>second line is also similar to first line</text:p>
      <text:p text:style-name="P26">third line says that c is a polynomial obtained by addition of a and b</text:p>
      <text:p text:style-name="P26">fourth line says that d is a polynomial obtained by multiplication of a and b</text:p>
      <text:p text:style-name="P26">fifth line asks to print polynomial c; sixth line asks to print evaluation of polynomial c with x=20 </text:p>
      <text:p text:style-name="P21"><text:span text:style-name="T1">seventh line asks to print one root of polynomial c </text:span><text:s/></text:p>
      <text:p text:style-name="P21"/>
      <text:p text:style-name="P21">In the language: the tokens representing coefficient and x may be separated by zero or more space; the tokens representing x and ^ may be separated by zero or more space; the tokens representing ^ and power may be separated by zero or more space; the tokens separating one term by another may be separated by zero or more space</text:p>
      <text:p text:style-name="P21"/>
      <text:p text:style-name="P21">You should handle errors in the input as well. If the input to the program was a file with "polynomial language" text described above, then the program will simply print</text:p>
      <text:p text:style-name="P26">&lt;polynomial c&gt;</text:p>
      <text:p text:style-name="P26">&lt;evaluation of polynomial c at x = 20&gt;</text:p>
      <text:p text:style-name="P26">&lt;one root of polynomial c&gt;</text:p>
      <text:p text:style-name="P29"/>
      <text:p text:style-name="P51">You should write many test data files using polynomial language. The main() should run over all such files and print outputs. The user should not be expected to give any input.</text:p>
      <text:p text:style-name="P29">Filename: <text:s/>poly<text:span text:style-name="T12">2</text:span>.c <text:span text:style-name="T11">( submit all the data files also along with this file)</text:span></text:p>
      <text:p text:style-name="P53">College of Engineering Pune</text:p>
      <text:p text:style-name="P31">Data Structures and Algorithms Laboratory <text:tab/><text:tab/>AY 2017-18 <text:tab/><text:tab/>Sem <text:s/>- III<text:tab/></text:p>
      <text:p text:style-name="P31">Laboratory Test – <text:span text:style-name="T3">3</text:span> <text:span text:style-name="T3">(End Sem)<text:tab/></text:span><text:tab/>Date: <text:span text:style-name="T3">3 Dec </text:span><text:s/>2017<text:tab/><text:span text:style-name="T2">Student’s MIS ID: _______________</text:span></text:p>
      <text:p text:style-name="P42"/>
      <text:p text:style-name="P42">Afternoon Session </text:p>
      <text:p text:style-name="P38">Instructions:</text:p>
      <text:list xml:id="list165721092869607" text:continue-list="list165722739449183" text:style-name="L10">
        <text:list-item text:start-value="1">
          <text:p text:style-name="P33"><text:span text:style-name="T9">Combine all the files from the morning session and afternoon session together and submit one single <text:s/>.tar.gz. File. <text:s/>The file should be named as <text:s text:c="4"/>A.tar.gz. <text:s/>Or B.tar.gz <text:s/>or C.tar.gz. Or D.tar.gz depending on your page no. (at the right bottom corner). <text:s/>Overwrite the submission done in morning session. <text:s/></text:span></text:p>
        </text:list-item>
        <text:list-item>
          <text:p text:style-name="P5">Marks will be awarded for: proper type definitions, proper function prototypes, correctness, handling all the cases, efficiency, proper separation of code in separate files, <text:s/><text:span text:style-name="T4">execution of sufficient and exhaustive number of test cases. </text:span></text:p>
        </text:list-item>
        <text:list-item>
          <text:p text:style-name="P8">For all the programs that you write in this exam you have to provide test data as well. <text:s/>Each problem description details how to provide the test data.</text:p>
        </text:list-item>
        <text:list-item>
          <text:p text:style-name="P11">If your program does not compile or is not indented properly, then you will get maximum half of the credit of the problem. </text:p>
        </text:list-item>
        <text:list-item>
          <text:p text:style-name="P17">You can use any standard C library functions. </text:p>
        </text:list-item>
      </text:list>
      <text:p text:style-name="P14"/>
      <text:p text:style-name="P36">[Problem 1: 25 Marks]</text:p>
      <text:p text:style-name="P23">Continue working on the problem solved in morning session. Complete it if necessary. </text:p>
      <text:p text:style-name="P23"/>
      <text:p text:style-name="P23">Write a main() function which does the following:</text:p>
      <text:p text:style-name="P23">Accepts a text file name as command line argument. </text:p>
      <text:p text:style-name="P23"/>
      <text:p text:style-name="P23">The program reads a map stored in a text file as follows:</text:p>
      <text:p text:style-name="P46">city1(source) <text:s text:c="3"/>city2(destination) <text:s text:c="3"/>distance</text:p>
      <text:p text:style-name="Standard">For example:</text:p>
      <text:p text:style-name="P48"><text:span text:style-name="T5">Pune <text:s text:c="3"/>Nashik <text:s text:c="3"/>300</text:span></text:p>
      <text:p text:style-name="P46">Nashik <text:s text:c="3"/>Jalgaon <text:s text:c="3"/>200</text:p>
      <text:p text:style-name="P46">Jalgon <text:s text:c="3"/>Nagpur <text:s text:c="3"/>700</text:p>
      <text:p text:style-name="P46">Nagpur <text:s text:c="3"/>Mumbai <text:s text:c="3"/>900</text:p>
      <text:p text:style-name="P46">Mumbai <text:s text:c="3"/>Pune <text:s text:c="3"/>150</text:p>
      <text:p text:style-name="P46"/>
      <text:p text:style-name="P23">The graph specified in the file is directed graph.</text:p>
      <text:p text:style-name="P23"/>
      <text:p text:style-name="P23">The program then constructs a graph using the information from the file. <text:s/>While doing this you must keep the graph <text:span text:style-name="T17">implementation</text:span> isolated from the application of the graph.</text:p>
      <text:p text:style-name="P23"/>
      <text:p text:style-name="P23">The program just prints the &lt;source, destination, distance&gt; for the longest possible route between two cities on the graph. E.g. the output will look like (just example, don't try to match with the given data):</text:p>
      <text:p text:style-name="P27">Mumbai <text:s/>Nagpur <text:s/>1200</text:p>
      <text:p text:style-name="P27"/>
      <text:p text:style-name="P52">If there are multiple such paths with same maximum distance, then all will be printed. </text:p>
      <text:p text:style-name="P47"/>
      <text:p text:style-name="P47">Filename: <text:s/><text:span text:style-name="T7">sssp</text:span>.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9e0d0" officeooo:paragraph-rsid="0039e0d0"/>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A" text:select-page="current">A</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0:58:52.404160917</meta:creation-date>
    <dc:date>2017-12-02T16:57:20.928843107</dc:date>
    <meta:editing-duration>PT8H51M32S</meta:editing-duration>
    <meta:editing-cycles>216</meta:editing-cycles>
    <meta:generator>LibreOffice/5.1.4.2$Linux_X86_64 LibreOffice_project/f99d75f39f1c57ebdd7ffc5f42867c12031db97a</meta:generator>
    <meta:print-date>2017-12-02T16:56:57.996742997</meta:print-date>
    <meta:document-statistic meta:table-count="0" meta:image-count="0" meta:object-count="0" meta:page-count="4" meta:paragraph-count="121" meta:word-count="1716" meta:character-count="9904" meta:non-whitespace-character-count="8132"/>
  </office:meta>
</office:document-meta>
</file>